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01b410" officeooo:paragraph-rsid="0001b410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01b410" officeooo:paragraph-rsid="0001b410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officeooo:rsid="0001b410"/>
    </style:style>
    <style:style style:name="T2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5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officeooo:rsid="0001b410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bab aacaa</text:p>
      <text:p text:style-name="P5"/>
      <text:p text:style-name="P5"><text:a xlink:type="simple" xlink:href="https://platon.campograndeformacion.com/mod/quiz/view.php?id=26235" text:style-name="Internet_20_link" text:visited-style-name="Visited_20_Internet_20_Link"><text:span text:style-name="T4">MF0952. Test de Evaluación Tema 2</text:span></text:a> </text:p>
      <text:h text:style-name="P3" text:outline-level="3">Pregunta 1</text:h>
      <text:section text:style-name="Sect1" text:name="question-1146-1">
        <text:p text:style-name="P8">¿Qué son los servidores dedicados?</text:p>
        <text:section text:style-name="Sect1" text:name="q1146:1_answer0_label">
          <text:p text:style-name="P8"><text:span text:style-name="T1">*a.</text:span>Estos servidores están enfocados en exclusiva a administrar los recursos de la red. Es por ello, que solo atenderá los procesos de requerimiento de los clientes</text:p>
        </text:section>
        <text:section text:style-name="Sect1" text:name="q1146:1_answer1_label">
          <text:p text:style-name="P9"><text:span text:style-name="T5">b.</text:span>No están enfocados solamente a los clientes, puesto que, puede poseer una estación de trabajo que también procesa solicitudes de clientes locales</text:p>
        </text:section>
        <text:section text:style-name="Sect1" text:name="q1146:1_answer2_label">
          <text:p text:style-name="P9"><text:span text:style-name="T5">c.</text:span>Este servidor trabaja con archivos HTML, archivos de imágenes y texto</text:p>
        </text:section>
        <text:section text:style-name="Sect1" text:name="q1146:1_answer3_label">
          <text:p text:style-name="P9"><text:span text:style-name="T5">d.</text:span>Este servidor se encarga de reconocer cualquier tipo de intrusión de código malicioso utilizando antivirus y cortafuegos</text:p>
        </text:section>
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Solo atenderá a los procesos de requerimiento de los clientes.</text:p>
      </text:section>
      <text:section text:style-name="Sect1" text:name="question-1146-2">
        <text:h text:style-name="P1" text:outline-level="3">Pregunta 2</text:h>
        <text:p text:style-name="P8">¿Qué protocolo se encarga de la transferencia de archivos por la red?</text:p>
        <text:section text:style-name="Sect1" text:name="q1146:2_answer0_label">
          <text:p text:style-name="P8"><text:span text:style-name="T1">a.</text:span>PI</text:p>
        </text:section>
        <text:section text:style-name="Sect1" text:name="q1146:2_answer1_label">
          <text:p text:style-name="P9"><text:span text:style-name="T5">b.</text:span>DTP</text:p>
        </text:section>
        <text:section text:style-name="Sect1" text:name="q1146:2_answer2_label">
          <text:p text:style-name="P9"><text:span text:style-name="T5">c.</text:span>TCP</text:p>
        </text:section>
        <text:section text:style-name="Sect1" text:name="q1146:2_answer3_label">
          <text:p text:style-name="P9"><text:span text:style-name="T6">*</text:span><text:span text:style-name="T5">d.</text:span>FTP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 Este protocolo se encarga de la comunicación cliente-servidor.</text:p>
      </text:section>
      <text:section text:style-name="Sect1" text:name="question-1146-3">
        <text:h text:style-name="P1" text:outline-level="3">Pregunta 3</text:h>
        <text:p text:style-name="P8">¿Qué son los editores WYSIWYG?</text:p>
        <text:section text:style-name="Sect1" text:name="q1146:3_answer0_label">
          <text:p text:style-name="P8"><text:span text:style-name="T1">a.</text:span>Este tipo de editores son el Bloc de Notas de Windows o Kate de Linux</text:p>
        </text:section>
        <text:section text:style-name="Sect1" text:name="q1146:3_answer1_label">
          <text:p text:style-name="P9"><text:span text:style-name="T6">*</text:span><text:span text:style-name="T5">b.</text:span>Estos editores permiten trabajar en un entorno gráfico en el que puede editar y mover los elementos en la vista previa</text:p>
        </text:section>
        <text:section text:style-name="Sect1" text:name="q1146:3_answer2_label">
          <text:p text:style-name="P9"><text:span text:style-name="T5">c.</text:span>Es muy parecido al editor de texto plano, pero posee dos ventanas</text:p>
        </text:section>
        <text:section text:style-name="Sect1" text:name="q1146:3_answer3_label">
          <text:p text:style-name="P9"><text:span text:style-name="T5">d.</text:span>Son editores de código del servidor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Además, en los editores WYSIWYG también puede configurar el código HTML manualmente si lo desea.</text:p>
      </text:section>
      <text:section text:style-name="Sect1" text:name="question-1146-4">
        <text:h text:style-name="P1" text:outline-level="3">Pregunta 4</text:h>
        <text:p text:style-name="P8">¿Dónde se mostrará la información del proceso de transferencia al utilizar FileZilla?</text:p>
        <text:section text:style-name="Sect1" text:name="q1146:4_answer0_label">
          <text:p text:style-name="P8"><text:span text:style-name="T1">*a.</text:span>En el panel inferior</text:p>
        </text:section>
        <text:section text:style-name="Sect1" text:name="q1146:4_answer1_label">
          <text:p text:style-name="P9"><text:span text:style-name="T5">b.</text:span>En el panel superior</text:p>
        </text:section>
        <text:section text:style-name="Sect1" text:name="q1146:4_answer2_label">
          <text:p text:style-name="P9"><text:span text:style-name="T5">c.</text:span>En el panel izquierdo</text:p>
        </text:section>
        <text:section text:style-name="Sect1" text:name="q1146:4_answer3_label">
          <text:p text:style-name="P9"><text:span text:style-name="T5">d.</text:span>En el panel derecho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Puede ver los archivos transferidos con éxito y los que han fallado.</text:p>
      </text:section>
      <text:section text:style-name="Sect1" text:name="question-1146-5">
        <text:h text:style-name="P1" text:outline-level="3"/>
        <text:h text:style-name="P2" text:outline-level="3">Pregunta 5</text:h>
        <text:p text:style-name="P8">¿Qué comando se utiliza para cerrar la sesión y desconectar el software FTP?</text:p>
        <text:section text:style-name="Sect1" text:name="q1146:5_answer0_label">
          <text:p text:style-name="P8"><text:span text:style-name="T1">a.</text:span>Close</text:p>
        </text:section>
        <text:section text:style-name="Sect1" text:name="q1146:5_answer1_label">
          <text:p text:style-name="P9"><text:span text:style-name="T6">*</text:span><text:span text:style-name="T5">b.</text:span>Bye</text:p>
        </text:section>
        <text:section text:style-name="Sect1" text:name="q1146:5_answer2_label">
          <text:p text:style-name="P9"><text:span text:style-name="T5">c.</text:span>Put</text:p>
        </text:section>
        <text:section text:style-name="Sect1" text:name="q1146:5_answer3_label">
          <text:p text:style-name="P9"><text:span text:style-name="T5">d.</text:span>Send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Este comando funciona como <text:span text:style-name="T3">quit</text:span>.</text:p>
      </text:section>
      <text:section text:style-name="Sect1" text:name="question-1146-6">
        <text:h text:style-name="P1" text:outline-level="3">Pregunta 6</text:h>
        <text:p text:style-name="P8">¿Qué es el handshaking?</text:p>
        <text:section text:style-name="Sect1" text:name="q1146:6_answer0_label">
          <text:p text:style-name="P8"><text:span text:style-name="T1">*a.</text:span>Una técnica que hace que la transferencia avance cuando lo permita el programa</text:p>
        </text:section>
        <text:section text:style-name="Sect1" text:name="q1146:6_answer1_label">
          <text:p text:style-name="P9"><text:span text:style-name="T5">b.</text:span>Son mensajes que envía el destinatario al origen para confirmar que se han recibido los datos</text:p>
        </text:section>
        <text:section text:style-name="Sect1" text:name="q1146:6_answer2_label">
          <text:p text:style-name="P9"><text:span text:style-name="T5">c.</text:span>Es un indicador que indica el final del archivo</text:p>
        </text:section>
        <text:section text:style-name="Sect1" text:name="q1146:6_answer3_label">
          <text:p text:style-name="P9"><text:span text:style-name="T5">d.</text:span>Es una lectura DTE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Esta técnica se utiliza para que no se destruyan datos cuando la transferencia se vea ralentizada.</text:p>
      </text:section>
      <text:section text:style-name="Sect1" text:name="question-1146-7">
        <text:h text:style-name="P1" text:outline-level="3">Pregunta 7</text:h>
        <text:p text:style-name="P8">¿Qué comando utilizaría cuando quiera eliminar múltiples archivos a la vez?</text:p>
        <text:section text:style-name="Sect1" text:name="q1146:7_answer0_label">
          <text:p text:style-name="P8"><text:span text:style-name="T1">*a.</text:span>Mdelete</text:p>
        </text:section>
        <text:section text:style-name="Sect1" text:name="q1146:7_answer1_label">
          <text:p text:style-name="P9"><text:span text:style-name="T5">b.</text:span>Delete</text:p>
        </text:section>
        <text:section text:style-name="Sect1" text:name="q1146:7_answer2_label">
          <text:p text:style-name="P9"><text:span text:style-name="T5">c.</text:span>Quit</text:p>
        </text:section>
        <text:section text:style-name="Sect1" text:name="q1146:7_answer3_label">
          <text:p text:style-name="P9"><text:span text:style-name="T5">d.</text:span>Erase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Con este mando puede eliminar múltiples archivos.</text:p>
      </text:section>
      <text:section text:style-name="Sect1" text:name="question-1146-8">
        <text:h text:style-name="P1" text:outline-level="3">Pregunta 8</text:h>
        <text:p text:style-name="P8">¿Para qué se utilizan los archivos de un servidor?</text:p>
        <text:section text:style-name="Sect1" text:name="q1146:8_answer0_label">
          <text:p text:style-name="P8"><text:span text:style-name="T1">a.</text:span>Para mejorar la transferencia de archivos</text:p>
        </text:section>
        <text:section text:style-name="Sect1" text:name="q1146:8_answer1_label">
          <text:p text:style-name="P9"><text:span text:style-name="T5">b.</text:span>Para elevar el tráfico de usuarios</text:p>
        </text:section>
        <text:section text:style-name="Sect1" text:name="q1146:8_answer2_label">
          <text:p text:style-name="P9"><text:span text:style-name="T6">*</text:span><text:span text:style-name="T5">c.</text:span>Mejorar la estructura y aspecto de la página</text:p>
        </text:section>
        <text:section text:style-name="Sect1" text:name="q1146:8_answer3_label">
          <text:p text:style-name="P9"><text:span text:style-name="T5">d.</text:span>No hace falta actualizar los archivos de su web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Esa es uno de los motivos de actualización de los archivos web de un servidor</text:p>
      </text:section>
      <text:section text:style-name="Sect1" text:name="question-1146-9">
        <text:h text:style-name="P1" text:outline-level="3"/>
        <text:h text:style-name="P2" text:outline-level="3">Pregunta 9</text:h>
        <text:p text:style-name="P8">¿Qué es lo más importante que debe hacer cuando elimina archivos?</text:p>
        <text:section text:style-name="Sect1" text:name="q1146:9_answer0_label">
          <text:p text:style-name="P8"><text:span text:style-name="T1">*a.</text:span>Crear una copia de seguridad</text:p>
        </text:section>
        <text:section text:style-name="Sect1" text:name="q1146:9_answer1_label">
          <text:p text:style-name="P9"><text:span text:style-name="T5">b.</text:span>Cambiar el nombre a los archivos</text:p>
        </text:section>
        <text:section text:style-name="Sect1" text:name="q1146:9_answer2_label">
          <text:p text:style-name="P9"><text:span text:style-name="T5">c.</text:span>No debe nunca eliminar ningún archivo</text:p>
        </text:section>
        <text:section text:style-name="Sect1" text:name="q1146:9_answer3_label">
          <text:p text:style-name="P9"><text:span text:style-name="T5">d.</text:span>Nada, solo eliminar los archivos pertinentes</text:p>
        </text:section>
        <text:p text:style-name="P7"><draw:frame draw:style-name="fr1" draw:name="Marco18" text:anchor-type="char" svg:width="0.041cm" draw:z-index="8"><draw:text-box fo:min-height="0.041cm"><text:h text:style-name="P4" text:outline-level="4">Retroalimentación</text:h></draw:text-box></draw:frame>¡Correcto! Siempre debe guardar una copia de seguridad por si ocurriera cualquier inconveniente.</text:p>
      </text:section>
      <text:section text:style-name="Sect1" text:name="question-1146-10">
        <text:h text:style-name="P1" text:outline-level="3">Pregunta 10</text:h>
        <text:section text:style-name="Sect1" text:name="yui_3_17_2_1_1691548889058_140">
          <text:p text:style-name="P10"><draw:frame draw:style-name="fr1" draw:name="Marco19" text:anchor-type="char" svg:width="0.041cm" draw:z-index="9"><draw:text-box fo:min-height="0.041cm"><text:h text:style-name="P4" text:outline-level="4">Enunciado de la pregunta</text:h></draw:text-box></draw:frame>¿Para qué sirve el comando <text:span text:style-name="T3">regret</text:span>?</text:p>
          <text:section text:style-name="Sect1" text:name="q1146:10_answer0_label">
            <text:p text:style-name="P8"><text:span text:style-name="T1">*a.</text:span>Este comando va a permitir retomar una descarga desde el punto donde se detuvo</text:p>
          </text:section>
          <text:section text:style-name="Sect1" text:name="q1146:10_answer1_label">
            <text:p text:style-name="P9"><text:span text:style-name="T5">b.</text:span>Este comando se utiliza para cambiar el nombre a los archivos que se ubiquen en el servidor remoto y en el directorio donde se encuentre</text:p>
          </text:section>
          <text:section text:style-name="Sect1" text:name="q1146:10_answer2_label">
            <text:p text:style-name="P9"><text:span text:style-name="T5">c.</text:span>Este comando elimina el directorio que especifique dentro del directorio en el que se encuentra</text:p>
          </text:section>
          <text:section text:style-name="Sect1" text:name="q1146:10_answer3_label">
            <text:p text:style-name="P9"><text:span text:style-name="T5">d.</text:span>Este comando se utiliza para crear un nuevo directorio en el servidor</text:p>
          </text:section>
          <text:section text:style-name="Sect2" text:name="yui_3_17_2_1_1691548889058_139">
            <text:section text:style-name="Sect1" text:name="yui_3_17_2_1_1691548889058_138">
              <text:section text:style-name="Sect1" text:name="yui_3_17_2_1_1691548889058_137">
                <text:p text:style-name="P11"><draw:frame draw:style-name="fr1" draw:name="Marco20" text:anchor-type="char" svg:width="0.041cm" draw:z-index="10"><draw:text-box fo:min-height="0.041cm"><text:h text:style-name="P4" text:outline-level="4">Retroalimentación</text:h></draw:text-box></draw:frame>¡Correcto! Este comando es muy útil cuando hay cortes en las transferencias de datos.</text:p>
              </text:section>
            </text:section>
          </text:section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9T04:39:40.175000000</meta:creation-date>
    <dc:date>2023-08-09T04:45:20.716000000</dc:date>
    <meta:editing-duration>PT5M41S</meta:editing-duration>
    <meta:editing-cycles>1</meta:editing-cycles>
    <meta:document-statistic meta:table-count="0" meta:image-count="0" meta:object-count="0" meta:page-count="3" meta:paragraph-count="83" meta:word-count="571" meta:character-count="3614" meta:non-whitespace-character-count="3125"/>
    <meta:generator>LibreOffice/7.5.0.3$Windows_X86_64 LibreOffice_project/c21113d003cd3efa8c53188764377a8272d9d6de</meta:generator>
  </office:meta>
</office:document-meta>
</file>